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4A000000C86B85E1FC8411A936.png" manifest:media-type="image/png"/>
  <manifest:file-entry manifest:full-path="Pictures/100002010000024D00000156C725842D68D47E2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424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5.20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5.209cm" svg:x="1.4cm" svg:y="-0.662cm" presentation:class="title" presentation:user-transformed="true">
          <draw:text-box>
            <text:p>Polio vaccination coverage among children 19-35 months by State, 2017</text:p>
          </draw:text-box>
        </draw:frame>
        <draw:frame draw:style-name="gr2" draw:text-style-name="P2" draw:layer="layout" svg:width="15.583cm" svg:height="9.048cm" svg:x="6.216cm" svg:y="3.369cm">
          <draw:image xlink:href="Pictures/100002010000024D00000156C725842D68D47E2D.png" xlink:type="simple" xlink:show="embed" xlink:actuate="onLoad" loext:mime-type="image/png">
            <text:p/>
          </draw:image>
        </draw:frame>
        <draw:frame draw:style-name="gr2" draw:text-style-name="P2" draw:layer="layout" svg:width="1.957cm" svg:height="5.291cm" svg:x="5.08cm" svg:y="3.599cm">
          <draw:image xlink:href="Pictures/100000000000004A000000C86B85E1FC8411A936.png" xlink:type="simple" xlink:show="embed" xlink:actuate="onLoad" loext:mime-type="image/png">
            <text:p/>
          </draw:image>
        </draw:frame>
        <draw:frame draw:style-name="gr3" draw:text-style-name="P3" draw:layer="layout" svg:width="26.359cm" svg:height="1.674cm" svg:x="0.829cm" svg:y="13.056cm">
          <draw:text-box>
            <text:p>https://www.cdc.gov/vaccines/imz-managers/coverage/childvaxview/data-reports/polio/trend/index.html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eter Vanderelst</meta:initial-creator>
    <meta:creation-date>2019-05-08T20:38:06.686137259</meta:creation-date>
    <dc:date>2019-05-08T20:40:23.782743234</dc:date>
    <dc:creator>Dieter Vanderelst</dc:creator>
    <meta:editing-duration>PT1M36S</meta:editing-duration>
    <meta:editing-cycles>2</meta:editing-cycles>
    <meta:generator>LibreOffice/6.2.0.3$Linux_X86_64 LibreOffice_project/98c6a8a1c6c7b144ce3cc729e34964b47ce25d62</meta:generator>
    <meta:document-statistic meta:object-count="31"/>
  </office:meta>
</office:document-meta>
</file>